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utura Std Condensed Light" fo:font-size="14pt" fo:language="fr" fo:country="FR" officeooo:rsid="0040283b" officeooo:paragraph-rsid="000256b5" style:font-size-asian="14pt" style:font-size-complex="14pt"/>
    </style:style>
    <style:style style:name="P2" style:family="paragraph" style:parent-style-name="Standard">
      <style:text-properties style:font-name="Futura Std Condensed Light" fo:font-size="14pt" fo:language="fr" fo:country="FR" officeooo:rsid="0040283b" officeooo:paragraph-rsid="000501d8" style:font-size-asian="14pt" style:font-size-complex="14pt"/>
    </style:style>
    <style:style style:name="P3" style:family="paragraph" style:parent-style-name="Standard">
      <style:text-properties style:font-name="Futura Std Condensed Light" fo:font-size="14pt" fo:language="fr" fo:country="FR" officeooo:rsid="0040283b" officeooo:paragraph-rsid="00147c1b" style:font-size-asian="14pt" style:font-size-complex="14pt"/>
    </style:style>
    <style:style style:name="P4" style:family="paragraph" style:parent-style-name="Standard">
      <style:text-properties style:font-name="Futura Std Condensed Light" fo:font-size="14pt" fo:language="fr" fo:country="FR" officeooo:rsid="0040283b" officeooo:paragraph-rsid="00173af6" style:font-size-asian="14pt" style:font-size-complex="14pt"/>
    </style:style>
    <style:style style:name="P5" style:family="paragraph" style:parent-style-name="Standard">
      <style:text-properties style:font-name="Futura Std Condensed Light" fo:font-size="14pt" fo:language="fr" fo:country="FR" officeooo:rsid="0040283b" officeooo:paragraph-rsid="0019f3b8" style:font-size-asian="14pt" style:font-size-complex="14pt"/>
    </style:style>
    <style:style style:name="P6" style:family="paragraph" style:parent-style-name="Standard">
      <style:text-properties style:font-name="Futura Std Condensed Light" fo:font-size="14pt" fo:language="fr" fo:country="FR" officeooo:rsid="0040283b" officeooo:paragraph-rsid="0020e507" style:font-size-asian="14pt" style:font-size-complex="14pt"/>
    </style:style>
    <style:style style:name="P7" style:family="paragraph" style:parent-style-name="Standard">
      <style:text-properties style:font-name="Futura Std Condensed Light" fo:font-size="14pt" fo:language="fr" fo:country="FR" officeooo:rsid="0040283b" officeooo:paragraph-rsid="002435fa" style:font-size-asian="14pt" style:font-size-complex="14pt"/>
    </style:style>
    <style:style style:name="P8" style:family="paragraph" style:parent-style-name="Standard">
      <style:text-properties style:font-name="Futura Std Condensed Light" fo:font-size="14pt" fo:language="fr" fo:country="FR" officeooo:rsid="002200f8" officeooo:paragraph-rsid="000256b5" style:font-size-asian="14pt" style:font-size-complex="14pt"/>
    </style:style>
    <style:style style:name="P9" style:family="paragraph" style:parent-style-name="Standard">
      <style:text-properties style:font-name="Futura Std Condensed Light" fo:font-size="14pt" fo:language="fr" fo:country="FR" officeooo:rsid="00075189" officeooo:paragraph-rsid="00075189" style:font-size-asian="14pt" style:font-size-complex="14pt"/>
    </style:style>
    <style:style style:name="P10" style:family="paragraph" style:parent-style-name="Standard">
      <style:text-properties style:font-name="Futura Std Condensed Light" fo:font-size="14pt" fo:language="fr" fo:country="FR" style:text-underline-style="none" officeooo:rsid="0040283b" officeooo:paragraph-rsid="000256b5" style:font-size-asian="14pt" style:font-size-complex="14pt"/>
    </style:style>
    <style:style style:name="P11" style:family="paragraph" style:parent-style-name="Standard">
      <style:text-properties style:font-name="Futura Std Condensed Light" fo:font-size="14pt" fo:language="fr" fo:country="FR" style:text-underline-style="none" officeooo:rsid="0040283b" officeooo:paragraph-rsid="00147c1b" style:font-size-asian="14pt" style:font-size-complex="14pt"/>
    </style:style>
    <style:style style:name="P12" style:family="paragraph" style:parent-style-name="Standard">
      <style:text-properties style:font-name="Futura Std Condensed Light" fo:font-size="14pt" fo:language="fr" fo:country="FR" style:text-underline-style="none" officeooo:rsid="0040283b" officeooo:paragraph-rsid="0017d131" style:font-size-asian="14pt" style:font-size-complex="14pt"/>
    </style:style>
    <style:style style:name="P13" style:family="paragraph" style:parent-style-name="Standard">
      <style:text-properties style:font-name="Futura Std Condensed Light" fo:font-size="14pt" fo:language="fr" fo:country="FR" style:text-underline-style="none" officeooo:rsid="0040283b" officeooo:paragraph-rsid="001f392e" style:font-size-asian="14pt" style:font-size-complex="14pt"/>
    </style:style>
    <style:style style:name="P14" style:family="paragraph" style:parent-style-name="Standard">
      <style:text-properties style:font-name="Futura Std Condensed Light" fo:font-size="14pt" fo:language="fr" fo:country="FR" style:text-underline-style="none" officeooo:rsid="0040283b" officeooo:paragraph-rsid="0020e507" style:font-size-asian="14pt" style:font-size-complex="14pt"/>
    </style:style>
    <style:style style:name="P15" style:family="paragraph" style:parent-style-name="Standard">
      <style:text-properties style:font-name="Futura Std Condensed Light" fo:font-size="14pt" fo:language="fr" fo:country="FR" style:text-underline-style="none" officeooo:rsid="00147c1b" officeooo:paragraph-rsid="00147c1b" style:font-size-asian="14pt" style:font-size-complex="14pt"/>
    </style:style>
    <style:style style:name="P16" style:family="paragraph" style:parent-style-name="Standard">
      <style:paragraph-properties fo:text-align="center" style:justify-single-word="false" fo:break-before="page"/>
      <style:text-properties fo:color="#000000" loext:opacity="100%" style:text-outline="false" style:text-line-through-style="none" style:text-line-through-type="none" style:font-name="Futura Std Condensed" fo:font-size="18pt" fo:letter-spacing="normal" fo:language="fr" fo:country="FR" fo:font-style="normal" fo:text-shadow="none" style:text-underline-style="none" fo:font-weight="normal" officeooo:rsid="000256b5" officeooo:paragraph-rsid="000256b5" style:letter-kerning="true" fo:background-color="transparent" style:font-size-asian="18pt" style:font-style-asian="normal" style:font-weight-asian="normal" style:font-size-complex="18pt" style:text-emphasize="none"/>
    </style:style>
    <style:style style:name="P17" style:family="paragraph" style:parent-style-name="Standard">
      <style:text-properties fo:language="fr" fo:country="FR" officeooo:paragraph-rsid="00075189"/>
    </style:style>
    <style:style style:name="P18" style:family="paragraph" style:parent-style-name="Standard">
      <style:text-properties fo:language="fr" fo:country="FR" officeooo:paragraph-rsid="00084efa"/>
    </style:style>
    <style:style style:name="P19" style:family="paragraph" style:parent-style-name="Standard">
      <style:text-properties fo:language="fr" fo:country="FR" officeooo:paragraph-rsid="0008b4a2"/>
    </style:style>
    <style:style style:name="P20" style:family="paragraph" style:parent-style-name="Standard">
      <style:text-properties fo:language="fr" fo:country="FR" officeooo:paragraph-rsid="000d6318"/>
    </style:style>
    <style:style style:name="P21" style:family="paragraph" style:parent-style-name="Standard">
      <style:text-properties fo:language="fr" fo:country="FR" officeooo:paragraph-rsid="001da5e3"/>
    </style:style>
    <style:style style:name="P22" style:family="paragraph" style:parent-style-name="Standard">
      <style:text-properties fo:color="#c9211e" loext:opacity="100%" style:font-name="Futura Std Condensed" fo:language="fr" fo:country="FR" style:text-underline-style="none" officeooo:rsid="007938e9" officeooo:paragraph-rsid="001da5e3" fo:background-color="transparent"/>
    </style:style>
    <style:style style:name="T1" style:family="text">
      <style:text-properties style:text-underline-style="none" officeooo:rsid="004740f5" fo:background-color="transparent" loext:char-shading-value="0"/>
    </style:style>
    <style:style style:name="T2" style:family="text">
      <style:text-properties style:text-underline-style="none" officeooo:rsid="001900db" fo:background-color="transparent" loext:char-shading-value="0"/>
    </style:style>
    <style:style style:name="T3" style:family="text">
      <style:text-properties style:text-underline-style="none" officeooo:rsid="00105a80" fo:background-color="transparent" loext:char-shading-value="0"/>
    </style:style>
    <style:style style:name="T4" style:family="text">
      <style:text-properties style:text-underline-style="none" officeooo:rsid="00721c28" fo:background-color="transparent" loext:char-shading-value="0"/>
    </style:style>
    <style:style style:name="T5" style:family="text">
      <style:text-properties style:text-underline-style="none" officeooo:rsid="004653c4" fo:background-color="transparent" loext:char-shading-value="0"/>
    </style:style>
    <style:style style:name="T6" style:family="text">
      <style:text-properties style:text-underline-style="none" officeooo:rsid="00899dc3" fo:background-color="transparent" loext:char-shading-value="0"/>
    </style:style>
    <style:style style:name="T7" style:family="text">
      <style:text-properties style:text-underline-style="none" officeooo:rsid="00764c2d" fo:background-color="transparent" loext:char-shading-value="0"/>
    </style:style>
    <style:style style:name="T8" style:family="text">
      <style:text-properties style:text-underline-style="none" officeooo:rsid="000256b5" fo:background-color="transparent" loext:char-shading-value="0"/>
    </style:style>
    <style:style style:name="T9" style:family="text">
      <style:text-properties style:text-underline-style="none" officeooo:rsid="00037e78" fo:background-color="transparent" loext:char-shading-value="0"/>
    </style:style>
    <style:style style:name="T10" style:family="text">
      <style:text-properties style:text-underline-style="none" officeooo:rsid="00707bd7" fo:background-color="transparent" loext:char-shading-value="0"/>
    </style:style>
    <style:style style:name="T11" style:family="text">
      <style:text-properties style:text-underline-style="none" officeooo:rsid="0004ff16" fo:background-color="transparent" loext:char-shading-value="0"/>
    </style:style>
    <style:style style:name="T12" style:family="text">
      <style:text-properties style:text-underline-style="none" officeooo:rsid="0076d087" fo:background-color="transparent" loext:char-shading-value="0"/>
    </style:style>
    <style:style style:name="T13" style:family="text">
      <style:text-properties style:text-underline-style="none" officeooo:rsid="000ebb93" fo:background-color="transparent" loext:char-shading-value="0"/>
    </style:style>
    <style:style style:name="T14" style:family="text">
      <style:text-properties style:text-underline-style="none" officeooo:rsid="000fd688" fo:background-color="transparent" loext:char-shading-value="0"/>
    </style:style>
    <style:style style:name="T15" style:family="text">
      <style:text-properties style:text-underline-style="none" officeooo:rsid="007938e9" fo:background-color="transparent" loext:char-shading-value="0"/>
    </style:style>
    <style:style style:name="T16" style:family="text">
      <style:text-properties style:text-underline-style="none" officeooo:rsid="00169e0e" fo:background-color="transparent" loext:char-shading-value="0"/>
    </style:style>
    <style:style style:name="T17" style:family="text">
      <style:text-properties style:text-underline-style="none" officeooo:rsid="010b4fb4" fo:background-color="transparent" loext:char-shading-value="0"/>
    </style:style>
    <style:style style:name="T18" style:family="text">
      <style:text-properties style:text-underline-style="none" officeooo:rsid="00173af6" fo:background-color="transparent" loext:char-shading-value="0"/>
    </style:style>
    <style:style style:name="T19" style:family="text">
      <style:text-properties style:text-underline-style="none" officeooo:rsid="002435fa" fo:background-color="transparent" loext:char-shading-value="0"/>
    </style:style>
    <style:style style:name="T20" style:family="text">
      <style:text-properties style:text-underline-style="none" officeooo:rsid="00413233"/>
    </style:style>
    <style:style style:name="T21" style:family="text">
      <style:text-properties style:text-underline-style="none" officeooo:rsid="0042ce9a"/>
    </style:style>
    <style:style style:name="T22" style:family="text">
      <style:text-properties style:text-underline-style="none" officeooo:rsid="00925b0d"/>
    </style:style>
    <style:style style:name="T23" style:family="text">
      <style:text-properties style:text-underline-style="none" officeooo:rsid="004580dd"/>
    </style:style>
    <style:style style:name="T24" style:family="text">
      <style:text-properties style:text-underline-style="none" officeooo:rsid="000256b5"/>
    </style:style>
    <style:style style:name="T25" style:family="text">
      <style:text-properties style:text-underline-style="none" officeooo:rsid="00037e78"/>
    </style:style>
    <style:style style:name="T26" style:family="text">
      <style:text-properties style:text-underline-style="none" officeooo:rsid="0004ff16"/>
    </style:style>
    <style:style style:name="T27" style:family="text">
      <style:text-properties style:text-underline-style="none" officeooo:rsid="000501d8"/>
    </style:style>
    <style:style style:name="T28" style:family="text">
      <style:text-properties style:text-underline-style="none" officeooo:rsid="0008b4a2"/>
    </style:style>
    <style:style style:name="T29" style:family="text">
      <style:text-properties style:text-underline-style="none" officeooo:rsid="00147c1b"/>
    </style:style>
    <style:style style:name="T30" style:family="text">
      <style:text-properties style:font-name="Futura Std Condensed"/>
    </style:style>
    <style:style style:name="T31" style:family="text">
      <style:text-properties style:font-name="Futura Std Condensed" style:text-underline-style="solid" style:text-underline-width="auto" style:text-underline-color="font-color"/>
    </style:style>
    <style:style style:name="T32" style:family="text">
      <style:text-properties style:font-name="Futura Std Condensed" style:text-underline-style="solid" style:text-underline-width="auto" style:text-underline-color="font-color" officeooo:rsid="00413233"/>
    </style:style>
    <style:style style:name="T33" style:family="text">
      <style:text-properties style:font-name="Futura Std Condensed" style:text-underline-style="solid" style:text-underline-width="auto" style:text-underline-color="font-color" officeooo:rsid="004653c4"/>
    </style:style>
    <style:style style:name="T34" style:family="text">
      <style:text-properties style:font-name="Futura Std Condensed" fo:font-size="14pt" style:text-underline-style="solid" style:text-underline-width="auto" style:text-underline-color="font-color" officeooo:rsid="00413233" style:font-size-asian="14pt" style:font-size-complex="14pt"/>
    </style:style>
    <style:style style:name="T35" style:family="text">
      <style:text-properties style:font-name="Futura Std Condensed" fo:font-size="14pt" style:text-underline-style="solid" style:text-underline-width="auto" style:text-underline-color="font-color" officeooo:rsid="0040283b" style:font-size-asian="14pt" style:font-size-complex="14pt"/>
    </style:style>
    <style:style style:name="T36" style:family="text">
      <style:text-properties style:font-name="Futura Std Condensed" fo:font-size="14pt" officeooo:rsid="00075189" style:font-size-asian="14pt" style:font-size-complex="14pt"/>
    </style:style>
    <style:style style:name="T37" style:family="text">
      <style:text-properties style:font-name="Futura Std Condensed" fo:font-size="14pt" officeooo:rsid="00084efa" style:font-size-asian="14pt" style:font-size-complex="14pt"/>
    </style:style>
    <style:style style:name="T38" style:family="text">
      <style:text-properties style:font-name="Futura Std Condensed" fo:font-size="14pt" officeooo:rsid="0008b4a2" style:font-size-asian="14pt" style:font-size-complex="14pt"/>
    </style:style>
    <style:style style:name="T39" style:family="text">
      <style:text-properties style:font-name="Futura Std Condensed" fo:font-size="14pt" style:text-underline-style="none" officeooo:rsid="0076d087" fo:background-color="transparent" loext:char-shading-value="0" style:font-size-asian="14pt" style:font-size-complex="14pt"/>
    </style:style>
    <style:style style:name="T40" style:family="text">
      <style:text-properties style:font-name="Futura Std Condensed" fo:font-size="14pt" style:text-underline-style="none" officeooo:rsid="007d6c42" fo:background-color="transparent" loext:char-shading-value="0" style:font-size-asian="14pt" style:font-size-complex="14pt"/>
    </style:style>
    <style:style style:name="T41" style:family="text">
      <style:text-properties style:font-name="Futura Std Condensed" fo:font-size="14pt" style:text-underline-style="none" officeooo:rsid="000a3318" fo:background-color="transparent" loext:char-shading-value="0" style:font-size-asian="14pt" style:font-size-complex="14pt"/>
    </style:style>
    <style:style style:name="T42" style:family="text">
      <style:text-properties style:font-name="Futura Std Condensed" style:text-underline-style="none" officeooo:rsid="00037e78" fo:background-color="transparent" loext:char-shading-value="0"/>
    </style:style>
    <style:style style:name="T43" style:family="text">
      <style:text-properties style:font-name="Futura Std Condensed" style:text-underline-style="none" officeooo:rsid="0004ff16" fo:background-color="transparent" loext:char-shading-value="0"/>
    </style:style>
    <style:style style:name="T44" style:family="text">
      <style:text-properties style:font-name="Futura Std Condensed" style:text-underline-style="none" officeooo:rsid="00764c2d" fo:background-color="transparent" loext:char-shading-value="0"/>
    </style:style>
    <style:style style:name="T45" style:family="text">
      <style:text-properties style:font-name="Futura Std Condensed" style:text-underline-style="none" officeooo:rsid="00e3840e" fo:background-color="transparent" loext:char-shading-value="0"/>
    </style:style>
    <style:style style:name="T46" style:family="text">
      <style:text-properties style:font-name="Futura Std Condensed" style:text-underline-style="none" officeooo:rsid="00dfad2a" fo:background-color="transparent" loext:char-shading-value="0"/>
    </style:style>
    <style:style style:name="T47" style:family="text">
      <style:text-properties style:font-name="Futura Std Condensed" style:text-underline-style="none" officeooo:rsid="00707bd7" fo:background-color="transparent" loext:char-shading-value="0"/>
    </style:style>
    <style:style style:name="T48" style:family="text">
      <style:text-properties style:font-name="Futura Std Condensed" style:text-underline-style="none" officeooo:rsid="00df1814" fo:background-color="transparent" loext:char-shading-value="0"/>
    </style:style>
    <style:style style:name="T49" style:family="text">
      <style:text-properties style:font-name="Futura Std Condensed" style:text-underline-style="none" officeooo:rsid="008d2cbb" fo:background-color="transparent" loext:char-shading-value="0"/>
    </style:style>
    <style:style style:name="T50" style:family="text">
      <style:text-properties style:font-name="Futura Std Condensed" style:text-underline-style="none" officeooo:rsid="0076d087" fo:background-color="transparent" loext:char-shading-value="0"/>
    </style:style>
    <style:style style:name="T51" style:family="text">
      <style:text-properties style:font-name="Futura Std Condensed" style:text-underline-style="none" officeooo:rsid="000ebb93" fo:background-color="transparent" loext:char-shading-value="0"/>
    </style:style>
    <style:style style:name="T52" style:family="text">
      <style:text-properties style:font-name="Futura Std Condensed" style:text-underline-style="none" officeooo:rsid="000fd688" fo:background-color="transparent" loext:char-shading-value="0"/>
    </style:style>
    <style:style style:name="T53" style:family="text">
      <style:text-properties style:font-name="Futura Std Condensed" style:text-underline-style="none" officeooo:rsid="00037e78"/>
    </style:style>
    <style:style style:name="T54" style:family="text">
      <style:text-properties style:font-name="Futura Std Condensed" style:text-underline-style="none" officeooo:rsid="0004ff16"/>
    </style:style>
    <style:style style:name="T55" style:family="text">
      <style:text-properties style:font-name="Futura Std Condensed" style:text-underline-style="none" officeooo:rsid="000501d8"/>
    </style:style>
    <style:style style:name="T56" style:family="text">
      <style:text-properties style:font-name="Futura Std Condensed" style:text-underline-style="none" fo:font-weight="normal" officeooo:rsid="000501d8" style:font-weight-asian="normal" style:font-weight-complex="normal"/>
    </style:style>
    <style:style style:name="T57" style:family="text">
      <style:text-properties style:font-name="Futura Std Condensed" fo:language="en" fo:country="US" style:text-underline-style="none" officeooo:rsid="0004ff16"/>
    </style:style>
    <style:style style:name="T58" style:family="text">
      <style:text-properties style:font-name="Futura Std Condensed" officeooo:rsid="000ebb93"/>
    </style:style>
    <style:style style:name="T59" style:family="text">
      <style:text-properties fo:color="#c9211e" loext:opacity="100%" style:font-name="Futura Std Condensed" officeooo:rsid="001900db" fo:background-color="transparent" loext:char-shading-value="0"/>
    </style:style>
    <style:style style:name="T60" style:family="text">
      <style:text-properties fo:color="#c9211e" loext:opacity="100%" style:font-name="Futura Std Condensed" officeooo:rsid="000cd120" fo:background-color="transparent" loext:char-shading-value="0"/>
    </style:style>
    <style:style style:name="T61" style:family="text">
      <style:text-properties fo:color="#c9211e" loext:opacity="100%" style:font-name="Futura Std Condensed" style:text-underline-style="none" officeooo:rsid="001900db" fo:background-color="transparent" loext:char-shading-value="0"/>
    </style:style>
    <style:style style:name="T62" style:family="text">
      <style:text-properties fo:color="#c9211e" loext:opacity="100%" style:font-name="Futura Std Condensed" style:text-underline-style="none" officeooo:rsid="004740f5" fo:background-color="transparent" loext:char-shading-value="0"/>
    </style:style>
    <style:style style:name="T63" style:family="text">
      <style:text-properties fo:color="#c9211e" loext:opacity="100%" style:font-name="Futura Std Condensed" style:text-underline-style="none" officeooo:rsid="004653c4" fo:background-color="transparent" loext:char-shading-value="0"/>
    </style:style>
    <style:style style:name="T64" style:family="text">
      <style:text-properties fo:color="#c9211e" loext:opacity="100%" style:font-name="Futura Std Condensed" style:text-underline-style="none" officeooo:rsid="000256b5" fo:background-color="transparent" loext:char-shading-value="0"/>
    </style:style>
    <style:style style:name="T65" style:family="text">
      <style:text-properties fo:color="#c9211e" loext:opacity="100%" style:font-name="Futura Std Condensed" style:text-underline-style="none" officeooo:rsid="002435fa" fo:background-color="transparent" loext:char-shading-value="0"/>
    </style:style>
    <style:style style:name="T66" style:family="text">
      <style:text-properties fo:color="#c9211e" loext:opacity="100%" style:font-name="Futura Std Condensed" style:text-underline-style="none" officeooo:rsid="007fdf89" fo:background-color="transparent" loext:char-shading-value="0"/>
    </style:style>
    <style:style style:name="T67" style:family="text">
      <style:text-properties fo:color="#c9211e" loext:opacity="100%" style:font-name="Futura Std Condensed" style:text-underline-style="none" officeooo:rsid="01052ab7" fo:background-color="transparent" loext:char-shading-value="0"/>
    </style:style>
    <style:style style:name="T68" style:family="text">
      <style:text-properties fo:color="#c9211e" loext:opacity="100%" style:font-name="Futura Std Condensed" style:text-underline-style="none" officeooo:rsid="00281044" fo:background-color="transparent" loext:char-shading-value="0"/>
    </style:style>
    <style:style style:name="T69" style:family="text">
      <style:text-properties fo:color="#c9211e" loext:opacity="100%" style:font-name="Futura Std Condensed" style:text-underline-style="none" officeooo:rsid="00413233"/>
    </style:style>
    <style:style style:name="T70" style:family="text">
      <style:text-properties fo:color="#c9211e" loext:opacity="100%" style:font-name="Futura Std Condensed" style:text-underline-style="none" officeooo:rsid="00037e78"/>
    </style:style>
    <style:style style:name="T71" style:family="text">
      <style:text-properties fo:color="#c9211e" loext:opacity="100%" style:font-name="Futura Std Condensed" style:text-underline-style="none" officeooo:rsid="000256b5"/>
    </style:style>
    <style:style style:name="T72" style:family="text">
      <style:text-properties fo:color="#c9211e" loext:opacity="100%" style:font-name="Futura Std Condensed" style:text-underline-style="none" fo:font-weight="normal" officeooo:rsid="0004ff16" style:font-weight-asian="normal" style:font-weight-complex="normal"/>
    </style:style>
    <style:style style:name="T73" style:family="text">
      <style:text-properties fo:color="#c9211e" loext:opacity="100%" style:font-name="Futura Std Condensed" style:text-underline-style="none" officeooo:rsid="000501d8"/>
    </style:style>
    <style:style style:name="T74" style:family="text">
      <style:text-properties fo:color="#c9211e" loext:opacity="100%" style:font-name="Futura Std Condensed" officeooo:rsid="00413233"/>
    </style:style>
    <style:style style:name="T75" style:family="text">
      <style:text-properties fo:color="#c9211e" loext:opacity="100%" style:font-name="Futura Std Condensed" officeooo:rsid="004580dd"/>
    </style:style>
    <style:style style:name="T76" style:family="text">
      <style:text-properties fo:color="#c9211e" loext:opacity="100%" style:font-name="Futura Std Condensed" officeooo:rsid="0093f191"/>
    </style:style>
    <style:style style:name="T77" style:family="text">
      <style:text-properties fo:color="#c9211e" loext:opacity="100%" style:font-name="Futura Std Condensed" officeooo:rsid="004632a2"/>
    </style:style>
    <style:style style:name="T78" style:family="text">
      <style:text-properties fo:color="#c9211e" loext:opacity="100%" style:font-name="Futura Std Condensed" officeooo:rsid="004653c4"/>
    </style:style>
    <style:style style:name="T79" style:family="text">
      <style:text-properties fo:color="#c9211e" loext:opacity="100%" style:font-name="Futura Std Condensed" fo:font-size="14pt" style:text-underline-style="none" officeooo:rsid="001900db" fo:background-color="transparent" loext:char-shading-value="0" style:font-size-asian="14pt" style:font-size-complex="14pt"/>
    </style:style>
    <style:style style:name="T80" style:family="text">
      <style:text-properties fo:color="#c9211e" loext:opacity="100%" style:font-name="Futura Std Condensed" fo:font-size="14pt" style:text-underline-style="none" officeooo:rsid="00413233" fo:background-color="transparent" loext:char-shading-value="0" style:font-size-asian="14pt" style:font-size-complex="14pt"/>
    </style:style>
    <style:style style:name="T81" style:family="text">
      <style:text-properties fo:color="#c9211e" loext:opacity="100%" style:font-name="Futura Std Condensed" fo:font-size="14pt" style:text-underline-style="none" officeooo:rsid="000edf9e" fo:background-color="transparent" loext:char-shading-value="0" style:font-size-asian="14pt" style:font-size-complex="14pt"/>
    </style:style>
    <style:style style:name="T82" style:family="text">
      <style:text-properties fo:color="#c9211e" loext:opacity="100%" style:font-name="Futura Std Condensed" fo:font-size="14pt" style:text-underline-style="none" officeooo:rsid="00166244" fo:background-color="transparent" loext:char-shading-value="0" style:font-size-asian="14pt" style:font-size-complex="14pt"/>
    </style:style>
    <style:style style:name="T83" style:family="text">
      <style:text-properties fo:color="#c9211e" loext:opacity="100%" style:font-name="Futura Std Condensed" fo:font-size="14pt" style:text-underline-style="none" officeooo:rsid="00105a80" fo:background-color="transparent" loext:char-shading-value="0" style:font-size-asian="14pt" style:font-size-complex="14pt"/>
    </style:style>
    <style:style style:name="T84" style:family="text">
      <style:text-properties fo:color="#c9211e" loext:opacity="100%" style:font-name="Futura Std Condensed" fo:font-size="14pt" style:text-underline-style="none" officeooo:rsid="007938e9" fo:background-color="transparent" loext:char-shading-value="0" style:font-size-asian="14pt" style:font-size-complex="14pt"/>
    </style:style>
    <style:style style:name="T85" style:family="text">
      <style:text-properties fo:color="#c9211e" loext:opacity="100%" style:font-name="Futura Std Condensed" fo:font-size="14pt" style:text-underline-style="none" officeooo:rsid="007adcf9" fo:background-color="transparent" loext:char-shading-value="0" style:font-size-asian="14pt" style:font-size-complex="14pt"/>
    </style:style>
    <style:style style:name="T86" style:family="text">
      <style:text-properties fo:color="#c9211e" loext:opacity="100%" style:font-name="Futura Std Condensed" fo:font-size="14pt" style:text-underline-style="none" officeooo:rsid="001da5e3" fo:background-color="transparent" loext:char-shading-value="0" style:font-size-asian="14pt" style:font-size-complex="14pt"/>
    </style:style>
    <style:style style:name="T87" style:family="text">
      <style:text-properties fo:color="#c9211e" loext:opacity="100%" style:font-name="Futura Std Condensed" fo:font-size="14pt" style:text-underline-style="none" officeooo:rsid="001f392e" fo:background-color="transparent" loext:char-shading-value="0" style:font-size-asian="14pt" style:font-size-complex="14pt"/>
    </style:style>
    <style:style style:name="T88" style:family="text">
      <style:text-properties fo:color="#c9211e" loext:opacity="100%" style:font-name="Futura Std Condensed" fo:font-size="14pt" officeooo:rsid="00075189" style:font-size-asian="14pt" style:font-size-complex="14pt"/>
    </style:style>
    <style:style style:name="T89" style:family="text">
      <style:text-properties fo:color="#c9211e" loext:opacity="100%" style:font-name="Futura Std Condensed" fo:font-size="14pt" officeooo:rsid="00084efa" style:font-size-asian="14pt" style:font-size-complex="14pt"/>
    </style:style>
    <style:style style:name="T90" style:family="text">
      <style:text-properties fo:color="#c9211e" loext:opacity="100%" style:font-name="Futura Std Condensed" fo:font-size="14pt" officeooo:rsid="0008b4a2" style:font-size-asian="14pt" style:font-size-complex="14pt"/>
    </style:style>
    <style:style style:name="T91" style:family="text">
      <style:text-properties fo:color="#c9211e" loext:opacity="100%" style:font-name="Futura Std Condensed" officeooo:rsid="000256b5"/>
    </style:style>
    <style:style style:name="T92" style:family="text">
      <style:text-properties fo:color="#c9211e" loext:opacity="100%" style:font-name="Futura Std Condensed" officeooo:rsid="001baf05"/>
    </style:style>
    <style:style style:name="T93" style:family="text">
      <style:text-properties fo:color="#c9211e" loext:opacity="100%" style:font-name="Futura Std Condensed" officeooo:rsid="001f392e"/>
    </style:style>
    <style:style style:name="T94" style:family="text">
      <style:text-properties fo:color="#c9211e" loext:opacity="100%" style:font-name="Futura Std Condensed" officeooo:rsid="00166cdc"/>
    </style:style>
    <style:style style:name="T95" style:family="text">
      <style:text-properties fo:color="#c9211e" loext:opacity="100%" style:font-name="Futura Std Condensed" officeooo:rsid="00169e0e"/>
    </style:style>
    <style:style style:name="T96" style:family="text">
      <style:text-properties fo:color="#c9211e" loext:opacity="100%" style:font-name="Futura Std Condensed" officeooo:rsid="0019f3b8"/>
    </style:style>
    <style:style style:name="T97" style:family="text">
      <style:text-properties fo:color="#c9211e" loext:opacity="100%" style:font-name="Futura Std Condensed" officeooo:rsid="001da5e3"/>
    </style:style>
    <style:style style:name="T98" style:family="text">
      <style:text-properties fo:color="#c9211e" loext:opacity="100%" style:font-name="Futura Std Condensed" style:text-underline-style="solid" style:text-underline-width="auto" style:text-underline-color="font-color" officeooo:rsid="00281044" fo:background-color="transparent" loext:char-shading-value="0"/>
    </style:style>
    <style:style style:name="T99" style:family="text">
      <style:text-properties officeooo:rsid="000cd120" fo:background-color="transparent" loext:char-shading-value="0"/>
    </style:style>
    <style:style style:name="T100" style:family="text">
      <style:text-properties officeooo:rsid="007c134d" fo:background-color="transparent" loext:char-shading-value="0"/>
    </style:style>
    <style:style style:name="T101" style:family="text">
      <style:text-properties officeooo:rsid="0020e507" fo:background-color="transparent" loext:char-shading-value="0"/>
    </style:style>
    <style:style style:name="T102" style:family="text">
      <style:text-properties officeooo:rsid="007d6c42" fo:background-color="transparent" loext:char-shading-value="0"/>
    </style:style>
    <style:style style:name="T103" style:family="text">
      <style:text-properties officeooo:rsid="0040bc3e"/>
    </style:style>
    <style:style style:name="T104" style:family="text">
      <style:text-properties fo:color="#000000" loext:opacity="100%" style:text-underline-style="none" officeooo:rsid="004653c4" fo:background-color="transparent" loext:char-shading-value="0"/>
    </style:style>
    <style:style style:name="T105" style:family="text">
      <style:text-properties fo:color="#000000" loext:opacity="100%" style:text-underline-style="none" officeooo:rsid="007fdf89" fo:background-color="transparent" loext:char-shading-value="0"/>
    </style:style>
    <style:style style:name="T106" style:family="text">
      <style:text-properties fo:color="#000000" loext:opacity="100%" style:text-underline-style="none" officeooo:rsid="01052ab7" fo:background-color="transparent" loext:char-shading-value="0"/>
    </style:style>
    <style:style style:name="T107" style:family="text">
      <style:text-properties fo:color="#000000" loext:opacity="100%" style:text-underline-style="none" officeooo:rsid="002435fa" fo:background-color="transparent" loext:char-shading-value="0"/>
    </style:style>
    <style:style style:name="T108" style:family="text">
      <style:text-properties fo:color="#000000" loext:opacity="100%" style:text-underline-style="none" officeooo:rsid="00996e35" fo:background-color="transparent" loext:char-shading-value="0"/>
    </style:style>
    <style:style style:name="T109" style:family="text">
      <style:text-properties fo:color="#000000" loext:opacity="100%" style:font-name="Futura Std Condensed Light" fo:font-size="14pt" style:text-underline-style="solid" style:text-underline-width="auto" style:text-underline-color="font-color" officeooo:rsid="0040bc3e" fo:background-color="transparent" loext:char-shading-value="0" style:font-size-asian="14pt" style:font-size-complex="14pt"/>
    </style:style>
    <style:style style:name="T110" style:family="text">
      <style:text-properties fo:color="#000000" loext:opacity="100%" style:font-name="Futura Std Condensed Light" fo:font-size="14pt" style:text-underline-style="none" officeooo:rsid="0040bc3e" fo:background-color="transparent" loext:char-shading-value="0" style:font-size-asian="14pt" style:font-size-complex="14pt"/>
    </style:style>
    <style:style style:name="T111" style:family="text">
      <style:text-properties fo:color="#000000" loext:opacity="100%" officeooo:rsid="001baf05"/>
    </style:style>
    <style:style style:name="T112" style:family="text">
      <style:text-properties fo:color="#000000" loext:opacity="100%" officeooo:rsid="001f392e"/>
    </style:style>
    <style:style style:name="T113" style:family="text">
      <style:text-properties fo:color="#000000" loext:opacity="100%" officeooo:rsid="00225913"/>
    </style:style>
    <style:style style:name="T114" style:family="text">
      <style:text-properties style:text-underline-style="solid" style:text-underline-width="auto" style:text-underline-color="font-color"/>
    </style:style>
    <style:style style:name="T115" style:family="text">
      <style:text-properties style:text-underline-style="solid" style:text-underline-width="auto" style:text-underline-color="font-color" officeooo:rsid="004580dd"/>
    </style:style>
    <style:style style:name="T116" style:family="text">
      <style:text-properties style:text-underline-style="solid" style:text-underline-width="auto" style:text-underline-color="font-color" officeooo:rsid="0040bc3e"/>
    </style:style>
    <style:style style:name="T117" style:family="text">
      <style:text-properties style:text-underline-style="solid" style:text-underline-width="auto" style:text-underline-color="font-color" officeooo:rsid="0042ce9a" fo:background-color="transparent" loext:char-shading-value="0"/>
    </style:style>
    <style:style style:name="T118" style:family="text">
      <style:text-properties style:text-underline-style="solid" style:text-underline-width="auto" style:text-underline-color="font-color" officeooo:rsid="007d6c42" fo:background-color="transparent" loext:char-shading-value="0"/>
    </style:style>
    <style:style style:name="T119" style:family="text">
      <style:text-properties style:text-underline-style="solid" style:text-underline-width="auto" style:text-underline-color="font-color" officeooo:rsid="01052ab7" fo:background-color="transparent" loext:char-shading-value="0"/>
    </style:style>
    <style:style style:name="T120" style:family="text">
      <style:text-properties style:text-underline-style="solid" style:text-underline-width="auto" style:text-underline-color="font-color" officeooo:rsid="007ee82c" fo:background-color="transparent" loext:char-shading-value="0"/>
    </style:style>
    <style:style style:name="T121" style:family="text">
      <style:text-properties style:text-underline-style="solid" style:text-underline-width="auto" style:text-underline-color="font-color" officeooo:rsid="00413233"/>
    </style:style>
    <style:style style:name="T122" style:family="text">
      <style:text-properties style:text-underline-style="solid" style:text-underline-width="auto" style:text-underline-color="font-color" officeooo:rsid="0042ce9a"/>
    </style:style>
    <style:style style:name="T123" style:family="text">
      <style:text-properties style:text-underline-style="solid" style:text-underline-width="auto" style:text-underline-color="font-color" officeooo:rsid="004653c4"/>
    </style:style>
    <style:style style:name="T124" style:family="text">
      <style:text-properties style:text-underline-style="solid" style:text-underline-width="auto" style:text-underline-color="font-color" officeooo:rsid="00a6fab6"/>
    </style:style>
    <style:style style:name="T125" style:family="text">
      <style:text-properties style:text-underline-style="solid" style:text-underline-width="auto" style:text-underline-color="font-color" officeooo:rsid="00899dc3"/>
    </style:style>
    <style:style style:name="T126" style:family="text">
      <style:text-properties style:text-underline-style="solid" style:text-underline-width="auto" style:text-underline-color="font-color" officeooo:rsid="000501d8"/>
    </style:style>
    <style:style style:name="T127" style:family="text">
      <style:text-properties style:text-underline-style="solid" style:text-underline-width="auto" style:text-underline-color="font-color" officeooo:rsid="00147c1b"/>
    </style:style>
    <style:style style:name="T128" style:family="text">
      <style:text-properties style:text-underline-style="solid" style:text-underline-width="auto" style:text-underline-color="font-color" officeooo:rsid="00173af6"/>
    </style:style>
    <style:style style:name="T129" style:family="text">
      <style:text-properties style:text-underline-style="solid" style:text-underline-width="auto" style:text-underline-color="font-color" officeooo:rsid="00166cdc"/>
    </style:style>
    <style:style style:name="T130" style:family="text">
      <style:text-properties style:text-underline-style="solid" style:text-underline-width="auto" style:text-underline-color="font-color" officeooo:rsid="001baf05"/>
    </style:style>
    <style:style style:name="T131" style:family="text">
      <style:text-properties style:text-underline-style="solid" style:text-underline-width="auto" style:text-underline-color="font-color" officeooo:rsid="001da5e3"/>
    </style:style>
    <style:style style:name="T132" style:family="text">
      <style:text-properties style:text-underline-style="solid" style:text-underline-width="auto" style:text-underline-color="font-color" officeooo:rsid="0020e507"/>
    </style:style>
    <style:style style:name="T133" style:family="text">
      <style:text-properties style:text-underline-style="solid" style:text-underline-width="auto" style:text-underline-color="font-color" officeooo:rsid="00169e0e"/>
    </style:style>
    <style:style style:name="T134" style:family="text">
      <style:text-properties style:text-underline-style="solid" style:text-underline-width="auto" style:text-underline-color="font-color" officeooo:rsid="0019f3b8"/>
    </style:style>
    <style:style style:name="T135" style:family="text">
      <style:text-properties officeooo:rsid="004632a2"/>
    </style:style>
    <style:style style:name="T136" style:family="text">
      <style:text-properties officeooo:rsid="00413233"/>
    </style:style>
    <style:style style:name="T137" style:family="text">
      <style:text-properties officeooo:rsid="004580dd"/>
    </style:style>
    <style:style style:name="T138" style:family="text">
      <style:text-properties officeooo:rsid="00925b0d"/>
    </style:style>
    <style:style style:name="T139" style:family="text">
      <style:text-properties officeooo:rsid="0088bda4"/>
    </style:style>
    <style:style style:name="T140" style:family="text">
      <style:text-properties officeooo:rsid="0093f191"/>
    </style:style>
    <style:style style:name="T141" style:family="text">
      <style:text-properties officeooo:rsid="004653c4"/>
    </style:style>
    <style:style style:name="T142" style:family="text">
      <style:text-properties officeooo:rsid="000256b5"/>
    </style:style>
    <style:style style:name="T143" style:family="text">
      <style:text-properties style:font-name="Futura Std Condensed Light" fo:font-size="14pt" style:text-underline-style="none" officeooo:rsid="007d6c42" fo:background-color="transparent" loext:char-shading-value="0" style:font-size-asian="14pt" style:font-size-complex="14pt"/>
    </style:style>
    <style:style style:name="T144" style:family="text">
      <style:text-properties style:font-name="Futura Std Condensed Light" fo:font-size="14pt" style:text-underline-style="none" officeooo:rsid="0076d087" fo:background-color="transparent" loext:char-shading-value="0" style:font-size-asian="14pt" style:font-size-complex="14pt"/>
    </style:style>
    <style:style style:name="T145" style:family="text">
      <style:text-properties style:font-name="Futura Std Condensed Light" fo:font-size="14pt" style:text-underline-style="none" officeooo:rsid="0008b4a2" fo:background-color="transparent" loext:char-shading-value="0" style:font-size-asian="14pt" style:font-size-complex="14pt"/>
    </style:style>
    <style:style style:name="T146" style:family="text">
      <style:text-properties style:font-name="Futura Std Condensed Light" fo:font-size="14pt" style:text-underline-style="none" officeooo:rsid="000a3318" fo:background-color="transparent" loext:char-shading-value="0" style:font-size-asian="14pt" style:font-size-complex="14pt"/>
    </style:style>
    <style:style style:name="T147" style:family="text">
      <style:text-properties style:font-name="Futura Std Condensed Light" fo:font-size="14pt" style:text-underline-style="none" officeooo:rsid="001900db" fo:background-color="transparent" loext:char-shading-value="0" style:font-size-asian="14pt" style:font-size-complex="14pt"/>
    </style:style>
    <style:style style:name="T148" style:family="text">
      <style:text-properties style:font-name="Futura Std Condensed Light" fo:font-size="14pt" style:text-underline-style="none" officeooo:rsid="00105a80" fo:background-color="transparent" loext:char-shading-value="0" style:font-size-asian="14pt" style:font-size-complex="14pt"/>
    </style:style>
    <style:style style:name="T149" style:family="text">
      <style:text-properties style:font-name="Futura Std Condensed Light" fo:font-size="14pt" fo:language="en" fo:country="US" style:text-underline-style="none" officeooo:rsid="000a3318" fo:background-color="transparent" loext:char-shading-value="0" style:font-size-asian="14pt" style:font-size-complex="14pt"/>
    </style:style>
    <style:style style:name="T150" style:family="text">
      <style:text-properties style:font-name="Futura Std Condensed Light" fo:font-size="14pt" fo:language="en" fo:country="US" style:text-underline-style="none" officeooo:rsid="000d6318" fo:background-color="transparent" loext:char-shading-value="0" style:font-size-asian="14pt" style:font-size-complex="14pt"/>
    </style:style>
    <style:style style:name="T151" style:family="text">
      <style:text-properties style:font-name="Futura Std Condensed Light" fo:font-size="14pt" officeooo:rsid="0040283b" style:font-size-asian="14pt" style:font-size-complex="14pt"/>
    </style:style>
    <style:style style:name="T152" style:family="text">
      <style:text-properties style:font-name="Futura Std Condensed Light" fo:font-size="14pt" officeooo:rsid="00075189" style:font-size-asian="14pt" style:font-size-complex="14pt"/>
    </style:style>
    <style:style style:name="T153" style:family="text">
      <style:text-properties style:font-name="Futura Std Condensed Light" fo:font-size="14pt" officeooo:rsid="00084efa" style:font-size-asian="14pt" style:font-size-complex="14pt"/>
    </style:style>
    <style:style style:name="T154" style:family="text">
      <style:text-properties style:font-name="Futura Std Condensed Light" fo:font-size="14pt" officeooo:rsid="0008b4a2" style:font-size-asian="14pt" style:font-size-complex="14pt"/>
    </style:style>
    <style:style style:name="T155" style:family="text">
      <style:text-properties style:font-name="Futura Std Condensed Light" fo:font-size="14pt" style:text-underline-style="solid" style:text-underline-width="auto" style:text-underline-color="font-color" officeooo:rsid="00105a80" fo:background-color="transparent" loext:char-shading-value="0" style:font-size-asian="14pt" style:font-size-complex="14pt"/>
    </style:style>
    <style:style style:name="T156" style:family="text">
      <style:text-properties style:font-name="Futura Std Condensed Light" fo:font-size="14pt" style:text-underline-style="solid" style:text-underline-width="auto" style:text-underline-color="font-color" officeooo:rsid="00147c1b" fo:background-color="transparent" loext:char-shading-value="0" style:font-size-asian="14pt" style:font-size-complex="14pt"/>
    </style:style>
    <style:style style:name="T157" style:family="text">
      <style:text-properties fo:color="#00a933" loext:opacity="100%"/>
    </style:style>
    <style:style style:name="T158" style:family="text">
      <style:text-properties fo:color="#00a933" loext:opacity="100%" style:font-name="Futura Std Condensed Light" fo:font-size="14pt" style:font-size-asian="14pt" style:font-size-complex="14pt"/>
    </style:style>
    <style:style style:name="T159" style:family="text">
      <style:text-properties fo:color="#00a933" loext:opacity="100%" style:font-name="Futura Std Condensed Light" fo:font-size="14pt" officeooo:rsid="00075189" style:font-size-asian="14pt" style:font-size-complex="14pt"/>
    </style:style>
    <style:style style:name="T160" style:family="text">
      <style:text-properties fo:color="#00a933" loext:opacity="100%" style:font-name="Futura Std Condensed Light" fo:font-size="14pt" officeooo:rsid="00084efa" style:font-size-asian="14pt" style:font-size-complex="14pt"/>
    </style:style>
    <style:style style:name="T161" style:family="text">
      <style:text-properties fo:color="#00a933" loext:opacity="100%" style:font-name="Futura Std Condensed Light" fo:font-size="14pt" officeooo:rsid="0008b4a2" style:font-size-asian="14pt" style:font-size-complex="14pt"/>
    </style:style>
    <style:style style:name="T162" style:family="text">
      <style:text-properties fo:color="#00a933" loext:opacity="100%" style:font-name="Futura Std Condensed" fo:font-size="14pt" officeooo:rsid="00075189" style:font-size-asian="14pt" style:font-size-complex="14pt"/>
    </style:style>
    <style:style style:name="T163" style:family="text">
      <style:text-properties fo:color="#00a933" loext:opacity="100%" style:font-name="Futura Std Condensed" fo:font-size="14pt" officeooo:rsid="00084efa" style:font-size-asian="14pt" style:font-size-complex="14pt"/>
    </style:style>
    <style:style style:name="T164" style:family="text">
      <style:text-properties fo:color="#00a933" loext:opacity="100%" style:font-name="Futura Std Condensed" officeooo:rsid="001da5e3"/>
    </style:style>
    <style:style style:name="T165" style:family="text">
      <style:text-properties fo:language="en" fo:country="US" officeooo:rsid="000a3318"/>
    </style:style>
    <style:style style:name="T166" style:family="text">
      <style:text-properties officeooo:rsid="000ebb93"/>
    </style:style>
    <style:style style:name="T167" style:family="text">
      <style:text-properties officeooo:rsid="0011db41"/>
    </style:style>
    <style:style style:name="T168" style:family="text">
      <style:text-properties officeooo:rsid="00166cdc"/>
    </style:style>
    <style:style style:name="T169" style:family="text">
      <style:text-properties officeooo:rsid="00169e0e"/>
    </style:style>
    <style:style style:name="T170" style:family="text">
      <style:text-properties officeooo:rsid="00173af6"/>
    </style:style>
    <style:style style:name="T171" style:family="text">
      <style:text-properties officeooo:rsid="0017d131"/>
    </style:style>
    <style:style style:name="T172" style:family="text">
      <style:text-properties officeooo:rsid="0019f3b8"/>
    </style:style>
    <style:style style:name="T173" style:family="text">
      <style:text-properties officeooo:rsid="001baf05"/>
    </style:style>
    <style:style style:name="T174" style:family="text">
      <style:text-properties officeooo:rsid="001da5e3"/>
    </style:style>
    <style:style style:name="T175" style:family="text">
      <style:text-properties officeooo:rsid="001f392e"/>
    </style:style>
    <style:style style:name="T176" style:family="text">
      <style:text-properties officeooo:rsid="0020e5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mment qu’on fait pour ramasser des trucs, etc. <text:span text:style-name="T165">PRÉCISÉMENT !</text:span></text:p>
      <text:p text:style-name="P8"/>
      <text:p text:style-name="P17"><text:span text:style-name="T159"><text:tab/>À </text:span><text:span text:style-name="T160">t</text:span><text:span text:style-name="T159">out moment, si Rowena se retrouve à transporter plus de </text:span><text:span text:style-name="T162">4 objets</text:span><text:span text:style-name="T159">, elle refusera d’en prendre un nouveau en disant « </text:span><text:span text:style-name="T158">Hey! I don't have four arms, I'm not Shiva! ».</text:span></text:p>
      <text:p text:style-name="P18"><text:span text:style-name="T158"><text:tab/></text:span><text:span text:style-name="T159">À</text:span><text:span text:style-name="T160"> noter également que lorsque dans l’inventaire, on dit « utiliser » </text:span><text:span text:style-name="T163">A</text:span><text:span text:style-name="T160"> sur </text:span><text:span text:style-name="T163">B</text:span><text:span text:style-name="T160">, on peut tout à fait faire l’inverse !</text:span></text:p>
      <text:p text:style-name="P18"><text:span text:style-name="T160"><text:tab/></text:span><text:span text:style-name="T161">Toujours à noter : lorsque l’on fait bricoler des trucs à Rowena, elle le fera toujours de dos (elle a une animation pour ça) et il faudra prendre garde à ce qu’elle ne soit pas sur les bords de l’écran car il n’y a pas de plan sur lequel « bricoler ». Elle devra donc se déplacer si besoin.</text:span></text:p>
      <text:p text:style-name="P9"><text:span text:style-name="T157"/></text:p>
      <text:p text:style-name="P1"><text:span text:style-name="T31">1ère tentative :</text:span> <text:span text:style-name="T59">d</text:span><text:span text:style-name="T60">émonter la machine à café pour en lécher les restes de café </text:span><text:span text:style-name="T59">dans les « tuyaux »</text:span><text:span text:style-name="T99">.</text:span></text:p>
      <text:p text:style-name="P1"><text:span text:style-name="T99"/></text:p>
      <text:p text:style-name="P1"><text:tab/><text:span text:style-name="T142">Pour </text:span><text:span text:style-name="T91">récupérer le couteau à beurre</text:span><text:span text:style-name="T142"> il faut, </text:span><text:span text:style-name="T91">1)</text:span><text:span text:style-name="T142"> ouvrir le frigo (porte de droite) </text:span><text:span text:style-name="T166">avec le curseur </text:span><text:span text:style-name="T58">Hand</text:span><text:span text:style-name="T166"> (qui redevient </text:span><text:span text:style-name="T58">Cross_Passive</text:span><text:span text:style-name="T166"> une fois fait)</text:span><text:span text:style-name="T142">, </text:span><text:span text:style-name="T91">2)</text:span><text:span text:style-name="T142"> </text:span><text:span text:style-name="T166">si pas déjà fait, </text:span><text:span text:style-name="T91">regarder</text:span><text:span text:style-name="T142"> une fois </text:span><text:span text:style-name="T91">le beurre</text:span><text:span text:style-name="T142"> pour que Rowena dise </text:span><text:span text:style-name="T7">«</text:span><text:span text:style-name="T44"> Butter. There's a little knife in it.</text:span><text:span text:style-name="T7"> » </text:span><text:span text:style-name="T13">sinon elle refusera de le prendre en disant «</text:span><text:span text:style-name="T51"> Remember ? Coffee…</text:span><text:span text:style-name="T13"> »</text:span><text:span text:style-name="T64">3)</text:span><text:span text:style-name="T8"> </text:span><text:span text:style-name="T64">prendre le beurre</text:span><text:span text:style-name="T8"> </text:span><text:span text:style-name="T9">(curseur </text:span><text:span text:style-name="T42">Hand</text:span><text:span text:style-name="T9"> </text:span><text:span text:style-name="T11">qui redevient </text:span><text:span text:style-name="T43">Cross_Passive </text:span><text:span text:style-name="T13">une fois fait</text:span><text:span text:style-name="T9">)</text:span><text:span text:style-name="T8">. A ce moment-là, Rowena dira </text:span><text:span text:style-name="T7">«</text:span><text:span text:style-name="T44"> Ok. I’ll take </text:span><text:span text:style-name="T45">only</text:span><text:span text:style-name="T44"> that </text:span><text:span text:style-name="T46">knife</text:span><text:span text:style-name="T44">.</text:span><text:span text:style-name="T7"> » </text:span><text:span text:style-name="T8">et </text:span><text:span text:style-name="T64">elle aura alors le couteau à beurre dans son inventaire</text:span><text:span text:style-name="T8">. RAPPEL pour la suite : t</text:span><text:span text:style-name="T115">out autre couteau ne fera pas l’affaire !</text:span></text:p>
      <text:p text:style-name="P2"><text:span text:style-name="T23"><text:tab/></text:span><text:span text:style-name="T24">Pour </text:span><text:span text:style-name="T71">ouvrir le support à filtre à café de la cafetière</text:span><text:span text:style-name="T24"> </text:span><text:span text:style-name="T27">sur le plan de travail </text:span><text:span text:style-name="T24">en considérant que Rowena a </text:span><text:span text:style-name="T26">déjà</text:span><text:span text:style-name="T24"> le couteau à beurre, il faut </text:span><text:span text:style-name="T70">1)</text:span><text:span text:style-name="T25"> que Rowena ait déjà regardé la cafetière et qu’elle ait dit </text:span><text:span text:style-name="T10">«</text:span><text:span text:style-name="T47"> It's empty. I could cry </text:span><text:span text:style-name="T48">i</text:span><text:span text:style-name="T47">f I had time. </text:span><text:span text:style-name="T48">T</text:span><text:span text:style-name="T49">he filter holder is stuck.</text:span><text:span text:style-name="T10">» </text:span><text:span text:style-name="T13">sinon, si elle a le couteau à beurre, elle dira «</text:span><text:span text:style-name="T51"> That’s not my sparing partner.</text:span><text:span text:style-name="T13"> » et si elle ne l’a pas elle dira «</text:span><text:span text:style-name="T51"> </text:span><text:span text:style-name="T52">Ok… Actually, no !</text:span><text:span text:style-name="T14"> »</text:span><text:span text:style-name="T10">,</text:span><text:span text:style-name="T24"> </text:span><text:span text:style-name="T70">2)</text:span><text:span text:style-name="T24"> </text:span><text:span text:style-name="T25">que Rowena clique sur le couteau à beurre dans son inventaire avec le curseur </text:span><text:span text:style-name="T53">Hand</text:span><text:span text:style-name="T25"> </text:span><text:span text:style-name="T26">qui se transformera en </text:span><text:span text:style-name="T57">Arrow</text:span><text:span text:style-name="T25"> puis </text:span><text:span text:style-name="T70">3)</text:span><text:span text:style-name="T25"> </text:span><text:span text:style-name="T26">ferme l’inventaire et </text:span><text:span text:style-name="T72">4)</text:span><text:span text:style-name="T26"> </text:span><text:span text:style-name="T25">clique sur la cafetière </text:span><text:span text:style-name="T26">redonnant la forme </text:span><text:span text:style-name="T54">Cross_Passive</text:span><text:span text:style-name="T26"> au curseur </text:span><text:span text:style-name="T25">(si elle est trop loin, alors elle marchera jusqu’à la cafetière (son collider sert à ça, pour qu’elle s’arrête à portée). A ce moment-là, elle </text:span><text:span text:style-name="T28">se retournera et </text:span><text:span text:style-name="T25">dira </text:span><text:span text:style-name="T12">«</text:span><text:span text:style-name="T50"> Yes, I can remove </text:span><text:span text:style-name="T51">it</text:span><text:span text:style-name="T50"> without breaking </text:span><text:span text:style-name="T51">anything</text:span><text:span text:style-name="T50">.</text:span><text:span text:style-name="T12"> »</text:span><text:span text:style-name="T25"> </text:span><text:span text:style-name="T26">et le porte-filtre sera dans son inventaire.</text:span></text:p>
      <text:p text:style-name="P2"><text:span text:style-name="T26"><text:tab/></text:span><text:span text:style-name="T27">Rowena ira </text:span><text:span text:style-name="T73">1)</text:span><text:span text:style-name="T27"> </text:span><text:span text:style-name="T73">chercher le petit torchon</text:span><text:span text:style-name="T27"> (curseur </text:span><text:span text:style-name="T55">Hand</text:span><text:span text:style-name="T27">) à gauche de la fenêtre de droite contre le mur (le curseur reprendra la forme </text:span><text:span text:style-name="T56">Cross_Passive</text:span><text:span text:style-name="T27">). </text:span><text:span text:style-name="T73">2)</text:span><text:span text:style-name="T27"> Ouvrira l’inventaire, </text:span><text:span text:style-name="T73">3)</text:span><text:span text:style-name="T27"> Avec le curseur </text:span><text:span text:style-name="T55">Hand</text:span><text:span text:style-name="T27"> prendra le petit torchon dans son inventaire (le curseur passera alors à </text:span><text:span text:style-name="T55">Arrow</text:span><text:span text:style-name="T27">) et </text:span><text:span text:style-name="T73">4)</text:span><text:span text:style-name="T27"> cliquera sur le porte-filtre (le curseur redeviendra </text:span><text:span text:style-name="T55">Cross_Passive</text:span><text:span text:style-name="T27">). </text:span><text:span text:style-name="T28">Elle se retournera et dira </text:span><text:span text:style-name="T12">«</text:span><text:span text:style-name="T50"> It works, but I can't get enough coffee out of it.</text:span><text:span text:style-name="T12"> »</text:span><text:span text:style-name="T103">. </text:span><text:span text:style-name="T116">Ça ne marche </text:span><text:span text:style-name="T126">donc </text:span><text:span text:style-name="T116">pas !</text:span></text:p>
      <text:p text:style-name="P18"><text:span text:style-name="T151"><text:tab/>E</text:span><text:span text:style-name="T152">lle devra alors </text:span><text:span text:style-name="T88">humidifier le torchon avec le lait du frigo</text:span><text:span text:style-name="T152"> avant de « curer » le porte-filtre. Pour cela, elle devra </text:span><text:span text:style-name="T88">1)</text:span><text:span text:style-name="T152"> ouvrir la porte de droite du réfrigérateur pour y </text:span><text:span text:style-name="T88">prendre</text:span><text:span text:style-name="T152"> (curseur </text:span><text:span text:style-name="T36">Hand</text:span><text:span text:style-name="T152">) </text:span><text:span text:style-name="T88">la bouteille de lait</text:span><text:span text:style-name="T152"> qui se retrouvera dans son inventaire. </text:span><text:span text:style-name="T89">2)</text:span><text:span text:style-name="T153"> dans son inventaire, </text:span><text:span text:style-name="T89">prendre</text:span><text:span text:style-name="T153"> (curseur </text:span><text:span text:style-name="T37">Hand</text:span><text:span text:style-name="T153">) </text:span><text:span text:style-name="T89">le torchon</text:span><text:span text:style-name="T153"> (le curseur devient </text:span><text:span text:style-name="T37">Arrow</text:span><text:span text:style-name="T153">), </text:span><text:span text:style-name="T89">3)</text:span><text:span text:style-name="T153"> cliquer sur la </text:span><text:span text:style-name="T89">bouteille de lait</text:span><text:span text:style-name="T153">. A ce moment-là, Rowena se retrouvera avec un </text:span><text:span text:style-name="T89">torchon imbibé de lait</text:span><text:span text:style-name="T153"> (</text:span><text:span text:style-name="T89">Milk-soaked towel</text:span><text:span text:style-name="T153">) dans son inventaire.</text:span></text:p>
      <text:p text:style-name="P20"><text:span text:style-name="T153"><text:tab/></text:span><text:span text:style-name="T154">Pour finir, </text:span><text:span text:style-name="T90">1)</text:span><text:span text:style-name="T154"> elle prendra (curseur </text:span><text:span text:style-name="T38">Hand</text:span><text:span text:style-name="T154">) le </text:span><text:span text:style-name="T90">torchon imbibé de lait</text:span><text:span text:style-name="T154"> (le curseur redevient </text:span><text:span text:style-name="T38">Arrow</text:span><text:span text:style-name="T154">) pour </text:span><text:span text:style-name="T90">2)</text:span><text:span text:style-name="T154"> l’utiliser sur le </text:span><text:span text:style-name="T90">porte-filtre</text:span><text:span text:style-name="T154">. À ce moment Rowena se retournera et dira </text:span><text:span text:style-name="T39">« It should be more absorbent now. »</text:span><text:span text:style-name="T144"> </text:span><text:span text:style-name="T145">puis </text:span><text:span text:style-name="T39">« </text:span><text:span text:style-name="T40">Let’s taste it ! »</text:span><text:span text:style-name="T143"> </text:span><text:span text:style-name="T145">et se retournera à nouveau (donc de dos), jouera une fois son animation de </text:span><text:span text:style-name="T41">Do_Erk_Stuff</text:span><text:span text:style-name="T143"> </text:span><text:span text:style-name="T146">en disant </text:span><text:span text:style-name="T41">« Erk! »</text:span><text:span text:style-name="T146"> </text:span><text:span text:style-name="T149">(il est possible que je supprime le son de l’anim Do_Erk_Stuff). </text:span><text:span text:style-name="T150">Ç</text:span><text:span text:style-name="T109">a fera bien trop peu</text:span><text:span text:style-name="T110"> (en plus du fait que ça n’est pas bon du tout) !</text:span></text:p>
      <text:p text:style-name="P19"><text:span text:style-name="T149"/></text:p>
      <text:p text:style-name="P20"><text:span text:style-name="T149"><text:tab/></text:span><text:span text:style-name="T84">Une fois fait, on ench</text:span><text:span text:style-name="T85">aî</text:span><text:span text:style-name="T84">ne sur le deuxième dialogue.</text:span></text:p>
      <text:p text:style-name="P20"><text:span text:style-name="T84"/></text:p>
      <text:p text:style-name="P20"><text:soft-page-break/><text:span text:style-name="T84"/></text:p>
      <text:p text:style-name="P20"><text:span text:style-name="T34">2ème</text:span><text:span text:style-name="T35"> tentative :</text:span><text:span text:style-name="T147"> </text:span><text:span text:style-name="T79">récupérer des vieux grains de café tombés derrière </text:span><text:span text:style-name="T80">les pots et </text:span><text:span text:style-name="T79">le meuble</text:span><text:span text:style-name="T81"> </text:span><text:span text:style-name="T80">pour</text:span><text:span text:style-name="T81"> les moudre </text:span><text:span text:style-name="T80">et</text:span><text:span text:style-name="T81"> obtenir une poudre </text:span><text:span text:style-name="T80">afin de</text:span><text:span text:style-name="T82"> s’</text:span><text:span text:style-name="T83">e</text:span><text:span text:style-name="T82">n</text:span><text:span text:style-name="T83"> faire des patchs</text:span><text:span text:style-name="T148">.</text:span></text:p>
      <text:p text:style-name="P20"><text:span text:style-name="T148"><text:tab/></text:span><text:span text:style-name="T155">/!\ </text:span><text:span text:style-name="T156">Je ne vais pas répéter à nouveau les moindres détails logiques qui ont déjà été présentées au dessus, je pense qu’on a compris.</text:span></text:p>
      <text:p text:style-name="P1"><text:span text:style-name="T3"/></text:p>
      <text:p text:style-name="P1"><text:span text:style-name="T3"><text:tab/></text:span><text:span text:style-name="T117">Récupérer des grains de café :</text:span></text:p>
      <text:p text:style-name="P1"><text:span text:style-name="T20"><text:tab/></text:span><text:span text:style-name="T21">Sur le plan de travail,</text:span><text:span text:style-name="T20"> </text:span><text:span text:style-name="T22">à côté du</text:span><text:span text:style-name="T69"> pot en terre</text:span><text:span text:style-name="T20">, </text:span><text:span text:style-name="T22">derrière le sel </text:span><text:span text:style-name="T29">qu’il faut enlever pour les trouver</text:span><text:span text:style-name="T22">,</text:span><text:span text:style-name="T20"> Rowena pourra trouver quelques </text:span><text:span text:style-name="T69">grains de cafés</text:span><text:span text:style-name="T20"> perdus. </text:span><text:span text:style-name="T121">Ça n’est pas suffisant, </text:span><text:span text:style-name="T127">il faut ceux mentionnés juste en dessous</text:span><text:span text:style-name="T20">.</text:span></text:p>
      <text:p text:style-name="P3"><text:tab/><text:span text:style-name="T74">Par terre</text:span><text:span text:style-name="T136">, entre le lave-vaisselle et le meuble à sa droite, Rowena trouvera encore des </text:span><text:span text:style-name="T74">grains de café</text:span><text:span text:style-name="T136">.</text:span></text:p>
      <text:p text:style-name="P3"><text:span text:style-name="T20"><text:tab/></text:span><text:span text:style-name="T121">/!\</text:span><text:span text:style-name="T136"> <text:s/></text:span><text:span text:style-name="T127">Ces grains de café ne seront pas trouvables lors de la première tentative !</text:span></text:p>
      <text:p text:style-name="P15"><text:tab/>L’ordre pour trouver ces grains de café n’a pas d’importance.</text:p>
      <text:p text:style-name="P11"><text:tab/><text:span text:style-name="T168">Tant que Rowena n’aura <text:s/>ramassé qu’une dose de grains de café, dans son inventaire elle n’aura que : «</text:span><text:span text:style-name="T94"> Not enough coffee beans </text:span><text:span text:style-name="T168">».</text:span></text:p>
      <text:p text:style-name="P11"><text:tab/><text:span text:style-name="T168">Lorsque Rowena aura ramassé les deux doses de grains de café, elle n’aura plus que : «</text:span><text:span text:style-name="T94"> Enough coffee beans </text:span><text:span text:style-name="T168">» dans son inventaire. Soit les deux doses cumulées.</text:span></text:p>
      <text:p text:style-name="P1"/>
      <text:p text:style-name="P1"><text:tab/><text:span text:style-name="T114">M</text:span><text:span text:style-name="T122">oudre les vieux grains de café (elle n’a pas de moulin à café) :</text:span></text:p>
      <text:p text:style-name="P1"><text:tab/><text:span text:style-name="T137">Rowena trouvera une </text:span><text:span text:style-name="T75">cuillère en bois</text:span><text:span text:style-name="T137"> dans le </text:span><text:span text:style-name="T75">tiroir du haut</text:span><text:span text:style-name="T137"> du meuble à </text:span><text:span text:style-name="T138">droite</text:span><text:span text:style-name="T137"> de la gazinière.</text:span></text:p>
      <text:p text:style-name="P1"><text:span text:style-name="T137"><text:tab/>Elle </text:span><text:span text:style-name="T139">réutilisera</text:span><text:span text:style-name="T137"> son </text:span><text:span text:style-name="T75">torchon</text:span><text:span text:style-name="T137"> (</text:span><text:span text:style-name="T139">l’autre, le grand, est trop « dégueu »</text:span><text:span text:style-name="T137">).</text:span></text:p>
      <text:p text:style-name="P5"><text:span text:style-name="T168"><text:tab/></text:span><text:span text:style-name="T129">/!\</text:span><text:span text:style-name="T168"> </text:span><text:span text:style-name="T128">Pour les étapes suivantes</text:span><text:span text:style-name="T170">, à chaque fois, après avoir dit </text:span><text:span text:style-name="T15">« Ok. Well, that's something. »</text:span><text:span text:style-name="T170">, </text:span><text:span text:style-name="T15">« L</text:span><text:span text:style-name="T18">ooks like </text:span><text:span text:style-name="T17">a plan to me !</text:span><text:span text:style-name="T18"> »</text:span><text:span text:style-name="T170"> et « Last step ! », elle jouera son animation </text:span><text:span text:style-name="T128">Turn_Back</text:span><text:span text:style-name="T170"> puis </text:span><text:span text:style-name="T128">Do_Stuff</text:span><text:span text:style-name="T170"> puis </text:span><text:span text:style-name="T128">Turn_Front</text:span><text:span text:style-name="T168">.</text:span></text:p>
      <text:p text:style-name="P4"><text:tab/><text:span text:style-name="T137">Elle placera les </text:span><text:span text:style-name="T75">grains de café</text:span><text:span text:style-name="T137"> </text:span><text:span text:style-name="T140">dans le </text:span><text:span text:style-name="T76">torchon</text:span><text:span text:style-name="T75"> </text:span><text:span text:style-name="T137">et les écrasera avec la </text:span><text:span text:style-name="T75">cuillère en bois</text:span><text:span text:style-name="T170">.</text:span><text:span text:style-name="T137"> </text:span><text:span text:style-name="T168">Il faut utiliser les éléments dans un ordre précis.</text:span></text:p>
      <text:p text:style-name="P5"><text:span text:style-name="T168"><text:tab/>U</text:span><text:span text:style-name="T169">tiliser le </text:span><text:span text:style-name="T95">torchon</text:span><text:span text:style-name="T169"> sur </text:span><text:span text:style-name="T172">les </text:span><text:span text:style-name="T96">grains de café</text:span><text:span text:style-name="T169"> (Rowena dira </text:span><text:span text:style-name="T15">« Ok. Well, that's something. »</text:span><text:span text:style-name="T169">) </text:span><text:span text:style-name="T170">pour</text:span><text:span text:style-name="T169"> avoir dans l’inventaire «</text:span><text:span text:style-name="T133"> </text:span><text:span text:style-name="T134">Towel with coffee beans</text:span><text:span text:style-name="T133"> </text:span><text:span text:style-name="T169">», puis utiliser l</text:span><text:span text:style-name="T172">a </text:span><text:span text:style-name="T96">cuillère en bois</text:span><text:span text:style-name="T169"> </text:span><text:span text:style-name="T172">dessus</text:span><text:span text:style-name="T169"> pour que Rowena dise </text:span><text:span text:style-name="T15">« L</text:span><text:span text:style-name="T16">ooks like </text:span><text:span text:style-name="T17">a plan to me !</text:span><text:span text:style-name="T16"> »</text:span><text:span text:style-name="T169"> pour avoir dans son inventaire « </text:span><text:span text:style-name="T172">Small towel » et « Ground coffee beans »</text:span><text:span text:style-name="T170">. </text:span><text:span text:style-name="T172">Une fois fait, </text:span><text:span text:style-name="T170">Rowena dira alors </text:span><text:span text:style-name="T18">« One small step for man, one giant leap… »</text:span><text:span text:style-name="T170">.</text:span></text:p>
      <text:p text:style-name="P5"/>
      <text:p text:style-name="P1"><text:tab/><text:span text:style-name="T115">Se faire un patch au café :</text:span></text:p>
      <text:p text:style-name="P10"><text:span text:style-name="T137"><text:tab/></text:span><text:span text:style-name="T173">Encore une fois, ici aussi, à chaque fois que Rowena assemble des trucs, elle joue ses animation Turn_Back, Do_Stuff puis Turn_Front !</text:span></text:p>
      <text:p text:style-name="P10"><text:span text:style-name="T137"><text:tab/></text:span><text:span text:style-name="T135">Il reste des </text:span><text:span text:style-name="T77">filtres à café</text:span><text:span text:style-name="T135"> dans le </text:span><text:span text:style-name="T76">tiroir du milieu</text:span><text:span text:style-name="T77"> à gauche de la </text:span><text:span text:style-name="T76">gazinière</text:span><text:span text:style-name="T135">. </text:span><text:span text:style-name="T171">Elle en prendra un pour avoir </text:span><text:span text:style-name="T172">un</text:span><text:span text:style-name="T171"> « Coffee filter » dans son inventaire.</text:span></text:p>
      <text:p text:style-name="P13"><text:tab/><text:span text:style-name="T140">Dans le </text:span><text:span text:style-name="T76">tiroir de droite</text:span><text:span text:style-name="T140"> dans lequel il y a les couverts,</text:span><text:span text:style-name="T135"> </text:span><text:span text:style-name="T171">elle prendra </text:span><text:span text:style-name="T140">un</text:span><text:span text:style-name="T135"> </text:span><text:span text:style-name="T77">couteau</text:span><text:span text:style-name="T135">.</text:span></text:p>
      <text:p text:style-name="P13"><text:tab/><text:span text:style-name="T175">Elle dira « Alright ! » avant d’utiliser le filtre à café sur la planche à découper.</text:span></text:p>
      <text:p text:style-name="P13"><text:span text:style-name="T135"><text:tab/></text:span><text:span text:style-name="T175">Ensuite elle dira « Okay, but just this once. » avant </text:span><text:span text:style-name="T93">d’</text:span><text:span text:style-name="T97">utiliser</text:span><text:span text:style-name="T174"> le </text:span><text:span text:style-name="T93">couteau</text:span><text:span text:style-name="T174"> sur la </text:span><text:span text:style-name="T97">planche à découper </text:span><text:span text:style-name="T93">avec un filtre à café</text:span><text:span text:style-name="T175"> </text:span><text:span text:style-name="T174">obtenant <text:s/>« Cutting board d’un côté » et « Half Coffee filter » de l’autre.</text:span></text:p>
      <text:p text:style-name="P12"><text:tab/><text:span text:style-name="T173">Elle prendra le</text:span><text:span text:style-name="T172"> </text:span><text:span text:style-name="T96">rouleau de scotch</text:span><text:span text:style-name="T172"> dans le </text:span><text:span text:style-name="T96">Top_Left_Drawer</text:span><text:span text:style-name="T172">. Pour couper un morceau de scotch, soit elle </text:span><text:span text:style-name="T96">utilisera le scotch sur lui-même</text:span><text:span text:style-name="T172">, soit elle </text:span><text:span text:style-name="T96">utilisera le couteau dessus</text:span><text:span text:style-name="T172">. </text:span><text:span text:style-name="T173">Elle obtiendra en plus un « Piece of tape ».</text:span></text:p>
      <text:p text:style-name="P10"><text:tab/><text:span text:style-name="T135">Elle </text:span><text:span text:style-name="T175">dira « Clever me ! » et </text:span><text:span text:style-name="T135">mettra son </text:span><text:span text:style-name="T77">café moulu</text:span><text:span text:style-name="T135"> dans le </text:span><text:span text:style-name="T78">demi</text:span><text:span text:style-name="T77"> filtre </text:span><text:span text:style-name="T78">à café </text:span><text:span text:style-name="T111">pour obtenir</text:span><text:span text:style-name="T92"> Ground coffee in half a filter</text:span><text:span text:style-name="T111"> </text:span><text:span text:style-name="T112">(cela peut être fait avant d’aller récupérer le scotch) </text:span><text:span text:style-name="T141">et le fermera avec un </text:span><text:span text:style-name="T78">morceau de scotch</text:span><text:span text:style-name="T141"> </text:span><text:span text:style-name="T140">qu’elle </text:span><text:span text:style-name="T173">aura </text:span><text:span text:style-name="T140">coup</text:span><text:span text:style-name="T173">é</text:span><text:span text:style-name="T140"> du rouleau. </text:span><text:span text:style-name="T175">Elle dira « Ok, it’s </text:span><text:span text:style-name="T176">now sealed. » avant d’</text:span><text:span text:style-name="T173">obtenir a « Coffee Patch ».</text:span></text:p>
      <text:p text:style-name="P10"><text:soft-page-break/><text:tab/><text:span text:style-name="T140">Puis</text:span><text:span text:style-name="T141"> coupera </text:span><text:span text:style-name="T173">à nouveau </text:span><text:span text:style-name="T141">un </text:span><text:span text:style-name="T78">morceau de scotch</text:span><text:span text:style-name="T141">. Et </text:span><text:span text:style-name="T173">l’utilisera sur</text:span><text:span text:style-name="T141"> le </text:span><text:span text:style-name="T78">patch au café</text:span><text:span text:style-name="T141">.</text:span></text:p>
      <text:p text:style-name="P10"><text:tab/><text:span text:style-name="T113">A ce moment-là, Rowena joue ces animations : se retourne, applique son patch puis se retourne à nouveau vers nous.</text:span></text:p>
      <text:p text:style-name="P14"><text:tab/><text:span text:style-name="T123">Elle décidera que ça ne marche pas au bout de </text:span><text:span text:style-name="T131">5</text:span><text:span text:style-name="T123"> secondes</text:span><text:span text:style-name="T130"> </text:span><text:span text:style-name="T131">(pendant ces 5 secondes, le joueur ne pourra plus intervenir)</text:span><text:span text:style-name="T141">. Sans doute car il est trop sec. </text:span><text:span text:style-name="T176">Elle dira </text:span><text:span text:style-name="T100">« </text:span><text:span text:style-name="T101">Darn! This thing does nothing ! » et</text:span><text:span text:style-name="T141"> enlèvera le patch </text:span><text:span text:style-name="T174">(on rejoue l’animation d’application du patch dans le son si j’en ai mis un)</text:span><text:span text:style-name="T141">.</text:span></text:p>
      <text:p text:style-name="P14"><text:tab/><text:span text:style-name="T141">Rowena </text:span><text:span text:style-name="T176">dira </text:span><text:span text:style-name="T102">« Yeah, that should make it porous... » </text:span><text:span text:style-name="T101">et </text:span><text:span text:style-name="T141">ira humidifier </text:span><text:span text:style-name="T174">(utiliser) </text:span><text:span text:style-name="T141">son </text:span><text:span text:style-name="T78">patch</text:span><text:span text:style-name="T141"> sous le </text:span><text:span text:style-name="T78">robinet de l’évier </text:span><text:span text:style-name="T164">(je dois voir si je peux trouver un son de robinet qui coule)</text:span><text:span text:style-name="T174">.</text:span></text:p>
      <text:p text:style-name="P1"><text:tab/><text:span text:style-name="T141">Replacera </text:span><text:span text:style-name="T174">(animation!) </text:span><text:span text:style-name="T141">son </text:span><text:span text:style-name="T78">patch</text:span><text:span text:style-name="T141"> sur son bras (le scotch fonctionnera encore).</text:span></text:p>
      <text:p text:style-name="P6"><text:tab/><text:span text:style-name="T123">Elle attendra à nouveau </text:span><text:span text:style-name="T124">5</text:span><text:span text:style-name="T125"> secondes, </text:span><text:span text:style-name="T132">dira </text:span><text:span text:style-name="T118">« Damn it, i</text:span><text:span text:style-name="T119">t</text:span><text:span text:style-name="T118"> doesn't work </text:span><text:span text:style-name="T120">at all</text:span><text:span text:style-name="T118">! » </text:span><text:span text:style-name="T123">: ça ne marche définitivement pas</text:span><text:span text:style-name="T141">.</text:span></text:p>
      <text:p text:style-name="P22"><text:tab/><text:tab/></text:p>
      <text:p text:style-name="P21"><text:span text:style-name="T84"><text:tab/>Une fois fait, on ench</text:span><text:span text:style-name="T85">aî</text:span><text:span text:style-name="T84">ne sur le </text:span><text:span text:style-name="T86">t</text:span><text:span text:style-name="T87">roisième</text:span><text:span text:style-name="T84"> dialogue.</text:span></text:p>
      <text:p text:style-name="P1"/>
      <text:p text:style-name="P1"/>
      <text:p text:style-name="P1"><text:span text:style-name="T33">3</text:span><text:span text:style-name="T32">ème</text:span><text:span text:style-name="T31"> tentative :</text:span><text:span text:style-name="T2"> </text:span><text:span text:style-name="T61">faire recuire le café de la veille pris dans la poubelle</text:span><text:span text:style-name="T2">.</text:span></text:p>
      <text:p text:style-name="P1"><text:span text:style-name="T1"><text:tab/>Elle ira prendre un </text:span><text:span text:style-name="T62">verre</text:span><text:span text:style-name="T1"> dans le placard vitré à gauche de la hotte/</text:span><text:span text:style-name="T4">micro-onde</text:span><text:span text:style-name="T1"> au dessus de la gazinière et le remplira d’</text:span><text:span text:style-name="T62">eau</text:span><text:span text:style-name="T1"> au robinet.</text:span></text:p>
      <text:p text:style-name="P1"><text:span text:style-name="T1"><text:tab/>Elle videra ensuite ce verre d’</text:span><text:span text:style-name="T62">eau</text:span><text:span text:style-name="T1"> dans le réservoir de la cafetière.</text:span></text:p>
      <text:p text:style-name="P7"><text:span text:style-name="T2"><text:tab/></text:span><text:span text:style-name="T63">Rowena refusera de fouiller dans la poubelle tant qu’il ne sera pas au moins 9h10</text:span><text:span text:style-name="T104"> </text:span><text:span text:style-name="T105">(on réglera ce délai plus tard)</text:span><text:span text:style-name="T5">. </text:span><text:span text:style-name="T65">Avant l’heure, en fouillant dans la poubelle, Rowena dira </text:span><text:span text:style-name="T66">« I used to </text:span><text:span text:style-name="T67">play</text:span><text:span text:style-name="T66"> in the dump. When I was a kid… ».</text:span></text:p>
      <text:p text:style-name="P7"><text:span text:style-name="T5"><text:tab/></text:span><text:span text:style-name="T1">Une fois l’heure atteinte, à </text:span><text:span text:style-name="T5">ce moment-là, </text:span><text:span text:style-name="T6">n’ayant plus trop le choix, </text:span><text:span text:style-name="T5">Rowena </text:span><text:span text:style-name="T19">dira </text:span><text:span text:style-name="T105">« Not much</text:span><text:span text:style-name="T108"> </text:span><text:span text:style-name="T105">choice. Let's get </text:span><text:span text:style-name="T108">that </text:span><text:span text:style-name="T106">filthy</text:span><text:span text:style-name="T105"> coffee… » </text:span><text:span text:style-name="T107">et </text:span><text:span text:style-name="T6">acceptera de </text:span><text:span text:style-name="T5">fouiller dans la </text:span><text:span text:style-name="T63">poubelle</text:span><text:span text:style-name="T5"> sous l’évier pour récupérer le </text:span><text:span text:style-name="T63">filtre à café plein</text:span><text:span text:style-name="T5"> de la veille. </text:span><text:span text:style-name="T1">Le replacera dans la </text:span><text:span text:style-name="T62">cafetière</text:span><text:span text:style-name="T1"> pour le repasser. </text:span><text:span text:style-name="T62">Allumera</text:span><text:span text:style-name="T1"> la cafetière.</text:span></text:p>
      <text:p text:style-name="P1"><text:span text:style-name="T5"><text:tab/></text:span><text:span text:style-name="T1">Quand le café sera passé, elle prendra la </text:span><text:span text:style-name="T62">tasse rouge</text:span><text:span text:style-name="T1"> devant les couteaux de cuisine (à droite de la bouteille de lait sur le plan de travail) et pas celle à côté de la cafetière car elle est ébréchée. Se servira une </text:span><text:span text:style-name="T62">tasse de café</text:span><text:span text:style-name="T1"> et </text:span><text:span text:style-name="T19">automatiquement</text:span><text:span text:style-name="T1"> la boira… pour la recracher aussitôt !</text:span></text:p>
      <text:p text:style-name="P1"><text:span text:style-name="T1"/></text:p>
      <text:p text:style-name="P1"><text:span text:style-name="T1"><text:tab/></text:span><text:span text:style-name="T68">Une fois fait, on enchaînera sur la séquence du coup de téléphone de son boss (Animation Phone_Call) ! </text:span><text:span text:style-name="T98">Voir les notes dans l’autre doc pour plus de détails sur cette séquence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9:15:12.751000000</meta:creation-date>
    <dc:date>2024-08-30T10:06:52.939000000</dc:date>
    <meta:editing-duration>PT1H13M30S</meta:editing-duration>
    <meta:editing-cycles>13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49" meta:word-count="1702" meta:character-count="9193" meta:non-whitespace-character-count="7490"/>
  </office:meta>
</office:document-meta>
</file>